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Docs-Cambria" svg:font-family="Docs-Cambri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2pt solid #000000" style:vertical-align="automatic" fo:background-color="#FFFFFF" style:repeat-content="false"/>
      <style:paragraph-properties fo:text-align="center"/>
      <style:text-properties style:font-name="Docs-Cambria" style:font-name-asian="Docs-Cambria" style:font-name-complex="Docs-Cambria"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dotted #000000" fo:border-left="none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dotted #000000" fo:border-bottom="2pt solid #000000" fo:border-left="none" fo:border-right="thin dotte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dotted #000000" fo:border-bottom="2pt solid #000000" fo:border-left="thin dotted #000000" fo:border-right="thin dotte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thin dotte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/>
    </style:style>
    <style:style style:name="ce12" style:family="table-cell" style:parent-style-name="Default" style:data-style-name="N0">
      <style:table-cell-properties fo:border-top="thin soli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13" style:family="table-cell" style:parent-style-name="Default" style:data-style-name="N15">
      <style:table-cell-properties fo:border-top="thin solid #000000" fo:border-bottom="thin dotted #000000" fo:border-left="thin dotted #000000" fo:border-right="thin dotted #000000" style:vertical-align="top" fo:wrap-option="wrap" style:repeat-content="false"/>
      <style:paragraph-properties fo:text-align="center"/>
    </style:style>
    <style:style style:name="ce14" style:family="table-cell" style:parent-style-name="Default" style:data-style-name="N15">
      <style:table-cell-properties fo:border-top="thin solid #000000" fo:border-bottom="thin dotte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dotted #000000" fo:border-bottom="thin dotte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/>
    </style:style>
    <style:style style:name="ce16" style:family="table-cell" style:parent-style-name="Default" style:data-style-name="N0">
      <style:table-cell-properties fo:border-top="thin dotte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17" style:family="table-cell" style:parent-style-name="Default" style:data-style-name="N15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center"/>
    </style:style>
    <style:style style:name="ce18" style:family="table-cell" style:parent-style-name="Default" style:data-style-name="N15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thin dotted #000000" fo:border-bottom="thin soli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/>
    </style:style>
    <style:style style:name="ce20" style:family="table-cell" style:parent-style-name="Default" style:data-style-name="N0">
      <style:table-cell-properties fo:border-top="thin dotted #000000" fo:border-bottom="thin solid #000000" fo:border-left="2pt solid #000000" fo:border-right="thin dotted #000000" style:vertical-align="top" fo:wrap-option="wrap" style:repeat-content="false"/>
      <style:paragraph-properties fo:text-align="center"/>
    </style:style>
    <style:style style:name="ce21" style:family="table-cell" style:parent-style-name="Default" style:data-style-name="N15">
      <style:table-cell-properties fo:border-top="none" fo:border-bottom="thin solid #000000" fo:border-left="thin dotted #000000" fo:border-right="thin dotted #000000" style:vertical-align="top" fo:wrap-option="wrap" style:repeat-content="false"/>
      <style:paragraph-properties fo:text-align="center"/>
    </style:style>
    <style:style style:name="ce22" style:family="table-cell" style:parent-style-name="Default" style:data-style-name="N15">
      <style:table-cell-properties fo:border-top="none" fo:border-bottom="thin soli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F6F9D4" style:repeat-content="false"/>
      <style:paragraph-properties fo:text-align="center"/>
    </style:style>
    <style:style style:name="ce25" style:family="table-cell" style:parent-style-name="Default" style:data-style-name="N15">
      <style:text-properties fo:font-size="10pt" style:font-size-asian="10pt" style:font-size-complex="10pt"/>
    </style:style>
    <style:style style:name="ce26" style:family="table-cell" style:parent-style-name="Default" style:data-style-name="N15"/>
    <style:style style:name="ce27" style:family="table-cell" style:parent-style-name="Default" style:data-style-name="N0">
      <style:table-cell-properties fo:border="thin solid #000000"/>
    </style:style>
    <style:style style:name="ce28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29" style:family="table-cell" style:parent-style-name="Default" style:data-style-name="N14">
      <style:table-cell-properties fo:border="thin solid #000000"/>
    </style:style>
    <style:style style:name="ce30" style:family="table-cell" style:parent-style-name="Default" style:data-style-name="N0">
      <style:table-cell-properties fo:border-top="thin dotted #000000" fo:border-bottom="2pt solid #000000" fo:border-left="thin dotted #000000" fo:border-right="none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/>
    </style:style>
    <style:style style:name="ce31" style:family="table-cell" style:parent-style-name="Default" style:data-style-name="N15">
      <style:table-cell-properties fo:border-top="thin solid #000000" fo:border-bottom="thin dotted #000000" fo:border-left="thin dotted #000000" fo:border-right="none"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64.1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2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table:style-name="ce2"/>
          <table:table-cell table:style-name="ce4"/>
          <table:table-cell office:value-type="string" table:style-name="ce5">
            <text:p>coeficiente Betha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table:style-name="ce27"/>
          <table:table-cell table:number-columns-repeated="16377" table:style-name="ce1"/>
        </table:table-row>
        <table:table-row table:style-name="ro3">
          <table:table-cell table:style-name="ce6"/>
          <table:table-cell table:style-name="ce7"/>
          <table:table-cell office:value-type="string" table:style-name="ce8">
            <text:p>potencia Armónico en dBm</text:p>
          </table:table-cell>
          <table:table-cell office:value-type="string" table:style-name="ce9">
            <text:p>Potencia Armónico mW</text:p>
          </table:table-cell>
          <table:table-cell office:value-type="string" table:style-name="ce9">
            <text:p>Coeficiente de Bessel practico</text:p>
          </table:table-cell>
          <table:table-cell office:value-type="string" table:style-name="ce30">
            <text:p>Coeficiente de Bessel teorico</text:p>
          </table:table-cell>
          <table:table-cell office:value-type="string" table:style-name="ce28">
            <text:p>Error</text:p>
          </table:table-cell>
          <table:table-cell table:number-columns-repeated="1008" table:style-name="ce10"/>
          <table:table-cell table:number-columns-repeated="15369"/>
        </table:table-row>
        <table:table-row table:style-name="ro4">
          <table:table-cell office:value-type="float" office:value="0" table:style-name="ce2">
            <text:p>0</text:p>
          </table:table-cell>
          <table:table-cell office:value-type="string" table:style-name="ce11">
            <text:p>J0(B)</text:p>
          </table:table-cell>
          <table:table-cell office:value-type="float" office:value="-46.74" table:style-name="ce12">
            <text:p>-46.74</text:p>
          </table:table-cell>
          <table:table-cell office:value-type="float" office:value="2.1183611352484963E-5" table:formula="of:=POWER(10;[.C4]/10)" table:style-name="ce13">
            <text:p>2.12E-05</text:p>
          </table:table-cell>
          <table:table-cell office:value-type="float" office:value="0.22195542896635678" table:formula="of:=SQRT([.D4]/[.$D$14])" table:style-name="ce14">
            <text:p>2.22E-01</text:p>
          </table:table-cell>
          <table:table-cell office:value-type="float" office:value="0.24593576444129961" table:formula="of:=ABS(BESSELJ([.D$2];[.A4]))" table:style-name="ce31">
            <text:p>2.46E-01</text:p>
          </table:table-cell>
          <table:table-cell office:value-type="percentage" office:value="0.10804122064785214" table:formula="of:=([.F4]-[.E4])/[.E4]" table:style-name="ce29">
            <text:p>10.80%</text:p>
          </table:table-cell>
          <table:table-cell table:number-columns-repeated="16377" table:style-name="ce1"/>
        </table:table-row>
        <table:table-row table:style-name="ro4">
          <table:table-cell office:value-type="float" office:value="1" table:style-name="ce2">
            <text:p>1</text:p>
          </table:table-cell>
          <table:table-cell office:value-type="string" table:style-name="ce15">
            <text:p>J1(B)</text:p>
          </table:table-cell>
          <table:table-cell office:value-type="float" office:value="-61.39" table:style-name="ce16">
            <text:p>-61.39</text:p>
          </table:table-cell>
          <table:table-cell office:value-type="float" office:value="7.26105957435154E-7" table:formula="of:=POWER(10;[.C5]/10)" table:style-name="ce17">
            <text:p>7.26E-07</text:p>
          </table:table-cell>
          <table:table-cell office:value-type="float" office:value="4.1092803575117007E-2" table:formula="of:=SQRT([.D5]/[.$D$14])" table:style-name="ce18">
            <text:p>4.11E-02</text:p>
          </table:table-cell>
          <table:table-cell office:value-type="float" office:value="4.3472249652254151E-2" table:formula="of:=ABS(BESSELJ([.D$2];[.A5]))" table:style-name="ce31">
            <text:p>4.35E-02</text:p>
          </table:table-cell>
          <table:table-cell office:value-type="percentage" office:value="5.790420390245591E-2" table:formula="of:=([.F5]-[.E5])/[.E5]" table:style-name="ce29">
            <text:p>5.79%</text:p>
          </table:table-cell>
          <table:table-cell table:number-columns-repeated="16377" table:style-name="ce1"/>
        </table:table-row>
        <table:table-row table:style-name="ro4">
          <table:table-cell office:value-type="float" office:value="2" table:style-name="ce2">
            <text:p>2</text:p>
          </table:table-cell>
          <table:table-cell office:value-type="string" table:style-name="ce15">
            <text:p>j2(B)</text:p>
          </table:table-cell>
          <table:table-cell office:value-type="float" office:value="-46.06" table:style-name="ce16">
            <text:p>-46.06</text:p>
          </table:table-cell>
          <table:table-cell office:value-type="float" office:value="2.4774220576332827E-5" table:formula="of:=POWER(10;[.C6]/10)" table:style-name="ce17">
            <text:p>2.48E-05</text:p>
          </table:table-cell>
          <table:table-cell office:value-type="float" office:value="0.2400301365591162" table:formula="of:=SQRT([.D6]/[.$D$14])" table:style-name="ce18">
            <text:p>2.40E-01</text:p>
          </table:table-cell>
          <table:table-cell office:value-type="float" office:value="0.25463021437175043" table:formula="of:=ABS(BESSELJ([.D$2];[.A6]))" table:style-name="ce31">
            <text:p>2.55E-01</text:p>
          </table:table-cell>
          <table:table-cell office:value-type="percentage" office:value="6.08260196904001E-2" table:formula="of:=([.F6]-[.E6])/[.E6]" table:style-name="ce29">
            <text:p>6.08%</text:p>
          </table:table-cell>
          <table:table-cell table:number-columns-repeated="16377" table:style-name="ce1"/>
        </table:table-row>
        <table:table-row table:style-name="ro4">
          <table:table-cell office:value-type="float" office:value="3" table:style-name="ce2">
            <text:p>3</text:p>
          </table:table-cell>
          <table:table-cell office:value-type="string" table:style-name="ce15">
            <text:p>j3(B)</text:p>
          </table:table-cell>
          <table:table-cell office:value-type="float" office:value="-58.79" table:style-name="ce16">
            <text:p>-58.79</text:p>
          </table:table-cell>
          <table:table-cell office:value-type="float" office:value="1.3212956341865753E-6" table:formula="of:=POWER(10;[.C7]/10)" table:style-name="ce17">
            <text:p>1.32E-06</text:p>
          </table:table-cell>
          <table:table-cell office:value-type="float" office:value="5.5432666764462478E-2" table:formula="of:=SQRT([.D7]/[.$D$14])" table:style-name="ce18">
            <text:p>5.54E-02</text:p>
          </table:table-cell>
          <table:table-cell office:value-type="float" office:value="5.8379836096446029E-2" table:formula="of:=ABS(BESSELJ([.D$2];[.A7]))" table:style-name="ce31">
            <text:p>5.84E-02</text:p>
          </table:table-cell>
          <table:table-cell office:value-type="percentage" office:value="5.3166652517482024E-2" table:formula="of:=([.F7]-[.E7])/[.E7]" table:style-name="ce29">
            <text:p>5.32%</text:p>
          </table:table-cell>
          <table:table-cell table:number-columns-repeated="16377" table:style-name="ce1"/>
        </table:table-row>
        <table:table-row table:style-name="ro4">
          <table:table-cell office:value-type="float" office:value="4" table:style-name="ce2">
            <text:p>4</text:p>
          </table:table-cell>
          <table:table-cell office:value-type="string" table:style-name="ce15">
            <text:p>j4(B)</text:p>
          </table:table-cell>
          <table:table-cell office:value-type="float" office:value="-47.2" table:style-name="ce16">
            <text:p>-47.2</text:p>
          </table:table-cell>
          <table:table-cell office:value-type="float" office:value="1.9054607179632416E-5" table:formula="of:=POWER(10;[.C8]/10)" table:style-name="ce17">
            <text:p>1.91E-05</text:p>
          </table:table-cell>
          <table:table-cell office:value-type="float" office:value="0.21050662686156349" table:formula="of:=SQRT([.D8]/[.$D$14])" table:style-name="ce18">
            <text:p>2.11E-01</text:p>
          </table:table-cell>
          <table:table-cell office:value-type="float" office:value="0.21960231271388281" table:formula="of:=ABS(BESSELJ([.D$2];[.A8]))" table:style-name="ce31">
            <text:p>2.20E-01</text:p>
          </table:table-cell>
          <table:table-cell office:value-type="percentage" office:value="4.3208548766025118E-2" table:formula="of:=([.F8]-[.E8])/[.E8]" table:style-name="ce29">
            <text:p>4.32%</text:p>
          </table:table-cell>
          <table:table-cell table:number-columns-repeated="16377" table:style-name="ce1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15">
            <text:p>j5(B)</text:p>
          </table:table-cell>
          <table:table-cell office:value-type="float" office:value="-46.65" table:style-name="ce16">
            <text:p>-46.65</text:p>
          </table:table-cell>
          <table:table-cell office:value-type="float" office:value="2.1627185237270165E-5" table:formula="of:=POWER(10;[.C9]/10)" table:style-name="ce17">
            <text:p>2.16E-05</text:p>
          </table:table-cell>
          <table:table-cell office:value-type="float" office:value="0.22426720585399579" table:formula="of:=SQRT([.D9]/[.$D$14])" table:style-name="ce18">
            <text:p>2.24E-01</text:p>
          </table:table-cell>
          <table:table-cell office:value-type="float" office:value="0.2340616862675523" table:formula="of:=ABS(BESSELJ([.D$2];[.A9]))" table:style-name="ce31">
            <text:p>2.34E-01</text:p>
          </table:table-cell>
          <table:table-cell office:value-type="percentage" office:value="4.3673261885346704E-2" table:formula="of:=([.F9]-[.E9])/[.E9]" table:style-name="ce29">
            <text:p>4.37%</text:p>
          </table:table-cell>
          <table:table-cell table:number-columns-repeated="16377" table:style-name="ce1"/>
        </table:table-row>
        <table:table-row table:style-name="ro4">
          <table:table-cell office:value-type="float" office:value="6" table:style-name="ce2">
            <text:p>6</text:p>
          </table:table-cell>
          <table:table-cell office:value-type="string" table:style-name="ce15">
            <text:p>j6(B)</text:p>
          </table:table-cell>
          <table:table-cell office:value-type="float" office:value="-71.010000000000005" table:style-name="ce16">
            <text:p>-71.01</text:p>
          </table:table-cell>
          <table:table-cell office:value-type="float" office:value="7.9250133048046863E-8" table:formula="of:=POWER(10;[.C10]/10)" table:style-name="ce17">
            <text:p>7.93E-08</text:p>
          </table:table-cell>
          <table:table-cell office:value-type="float" office:value="1.3575810657027367E-2" table:formula="of:=SQRT([.D10]/[.$D$14])" table:style-name="ce18">
            <text:p>1.36E-02</text:p>
          </table:table-cell>
          <table:table-cell office:value-type="float" office:value="1.4459373553669497E-2" table:formula="of:=ABS(BESSELJ([.D$2];[.A10]))" table:style-name="ce31">
            <text:p>1.45E-02</text:p>
          </table:table-cell>
          <table:table-cell office:value-type="percentage" office:value="6.5083619605784876E-2" table:formula="of:=([.F10]-[.E10])/[.E10]" table:style-name="ce29">
            <text:p>6.51%</text:p>
          </table:table-cell>
          <table:table-cell table:number-columns-repeated="16377" table:style-name="ce1"/>
        </table:table-row>
        <table:table-row table:style-name="ro4">
          <table:table-cell office:value-type="float" office:value="7" table:style-name="ce2">
            <text:p>7</text:p>
          </table:table-cell>
          <table:table-cell office:value-type="string" table:style-name="ce15">
            <text:p>j7(B)</text:p>
          </table:table-cell>
          <table:table-cell office:value-type="float" office:value="-47.39" table:style-name="ce16">
            <text:p>-47.39</text:p>
          </table:table-cell>
          <table:table-cell office:value-type="float" office:value="1.8238957023196375E-5" table:formula="of:=POWER(10;[.C11]/10)" table:style-name="ce17">
            <text:p>1.82E-05</text:p>
          </table:table-cell>
          <table:table-cell office:value-type="float" office:value="0.20595188545801785" table:formula="of:=SQRT([.D11]/[.$D$14])" table:style-name="ce18">
            <text:p>2.06E-01</text:p>
          </table:table-cell>
          <table:table-cell office:value-type="float" office:value="0.2167104380031489" table:formula="of:=ABS(BESSELJ([.D$2];[.A11]))" table:style-name="ce31">
            <text:p>2.17E-01</text:p>
          </table:table-cell>
          <table:table-cell office:value-type="percentage" office:value="5.2238184278842775E-2" table:formula="of:=([.F11]-[.E11])/[.E11]" table:style-name="ce29">
            <text:p>5.22%</text:p>
          </table:table-cell>
          <table:table-cell table:number-columns-repeated="16377" table:style-name="ce1"/>
        </table:table-row>
        <table:table-row table:style-name="ro4">
          <table:table-cell office:value-type="float" office:value="8" table:style-name="ce2">
            <text:p>8</text:p>
          </table:table-cell>
          <table:table-cell office:value-type="string" table:style-name="ce15">
            <text:p>j8(B)</text:p>
          </table:table-cell>
          <table:table-cell office:value-type="float" office:value="-44.03" table:style-name="ce16">
            <text:p>-44.03</text:p>
          </table:table-cell>
          <table:table-cell office:value-type="float" office:value="3.9536662006812679E-5" table:formula="of:=POWER(10;[.C12]/10)" table:style-name="ce17">
            <text:p>3.95E-05</text:p>
          </table:table-cell>
          <table:table-cell office:value-type="float" office:value="0.30322553585943052" table:formula="of:=SQRT([.D12]/[.$D$14])" table:style-name="ce18">
            <text:p>3.03E-01</text:p>
          </table:table-cell>
          <table:table-cell office:value-type="float" office:value="0.31785398675807797" table:formula="of:=ABS(BESSELJ([.D$2];[.A12]))" table:style-name="ce31">
            <text:p>3.18E-01</text:p>
          </table:table-cell>
          <table:table-cell office:value-type="percentage" office:value="4.8242806652764612E-2" table:formula="of:=([.F12]-[.E12])/[.E12]" table:style-name="ce29">
            <text:p>4.82%</text:p>
          </table:table-cell>
          <table:table-cell table:number-columns-repeated="16377" table:style-name="ce1"/>
        </table:table-row>
        <table:table-row table:style-name="ro4">
          <table:table-cell office:value-type="float" office:value="9" table:style-name="ce2">
            <text:p>9</text:p>
          </table:table-cell>
          <table:table-cell office:value-type="string" table:style-name="ce19">
            <text:p>j9(B)</text:p>
          </table:table-cell>
          <table:table-cell office:value-type="float" office:value="-44.78" table:style-name="ce20">
            <text:p>-44.78</text:p>
          </table:table-cell>
          <table:table-cell office:value-type="float" office:value="3.3265955329400447E-5" table:formula="of:=POWER(10;[.C13]/10)" table:style-name="ce21">
            <text:p>3.33E-05</text:p>
          </table:table-cell>
          <table:table-cell office:value-type="float" office:value="0.27814148703952668" table:formula="of:=SQRT([.D13]/[.$D$14])" table:style-name="ce22">
            <text:p>2.78E-01</text:p>
          </table:table-cell>
          <table:table-cell office:value-type="float" office:value="0.29185594080977584" table:formula="of:=ABS(BESSELJ([.D$2];[.A13]))" table:style-name="ce31">
            <text:p>2.92E-01</text:p>
          </table:table-cell>
          <table:table-cell office:value-type="percentage" office:value="4.9307472668757957E-2" table:formula="of:=([.F13]-[.E13])/[.E13]" table:style-name="ce29">
            <text:p>4.93%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23">
            <text:p>Potencia total</text:p>
          </table:table-cell>
          <table:table-cell office:value-type="float" office:value="4.2999999999999999E-4" table:style-name="ce25">
            <text:p>4.30E-04</text:p>
          </table:table-cell>
          <table:table-cell office:value-type="string" table:style-name="ce23">
            <text:p>mW</text:p>
          </table:table-cell>
          <table:table-cell table:style-name="ce26"/>
          <table:table-cell table:number-columns-repeated="16378" table:style-name="ce1"/>
        </table:table-row>
        <table:table-row table:style-name="ro1">
          <table:table-cell table:style-name="ce2"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number-columns-spanned="5" table:number-rows-spanned="16" table:style-name="ce24">
            <text:p>Inserte la imagen captada en el analizador de espectro</text:p>
            <draw:frame draw:z-index="1" draw:id="id0" draw:style-name="a0" draw:name="Picture 1" svg:x="0in" svg:y="0in" svg:width="5.67708in" svg:height="3.19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covered-table-cell table:number-columns-repeated="4"/>
          <table:table-cell table:number-columns-repeated="16378" table:style-name="ce1"/>
        </table:table-row>
        <table:table-row table:number-rows-repeated="15" table:style-name="ro1">
          <table:table-cell/>
          <table:covered-table-cell/>
          <table:covered-table-cell table:number-columns-repeated="4"/>
          <table:table-cell table:number-columns-repeated="16378"/>
        </table:table-row>
        <table:table-row table:number-rows-repeated="4" table:style-name="ro1">
          <table:table-cell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/>
          <table:table-cell table:style-name="ce4"/>
          <table:table-cell office:value-type="string" table:style-name="ce5">
            <text:p>coeficiente Betha</text:p>
          </table:table-cell>
          <table:table-cell office:value-type="float" office:value="12" table:style-name="ce5">
            <text:p>12</text:p>
          </table:table-cell>
          <table:table-cell table:number-columns-repeated="2" table:style-name="ce5"/>
          <table:table-cell table:style-name="ce27"/>
          <table:table-cell table:number-columns-repeated="16377"/>
        </table:table-row>
        <table:table-row table:style-name="ro5">
          <table:table-cell/>
          <table:table-cell table:style-name="ce7"/>
          <table:table-cell office:value-type="string" table:style-name="ce8">
            <text:p>potencia Armónico en dBm</text:p>
          </table:table-cell>
          <table:table-cell office:value-type="string" table:style-name="ce9">
            <text:p>Potencia Armónico mW</text:p>
          </table:table-cell>
          <table:table-cell office:value-type="string" table:style-name="ce9">
            <text:p>Coeficiente de Bessel practico</text:p>
          </table:table-cell>
          <table:table-cell office:value-type="string" table:style-name="ce30">
            <text:p>Coeficiente de Bessel teorico</text:p>
          </table:table-cell>
          <table:table-cell office:value-type="string" table:style-name="ce28">
            <text:p>Error</text:p>
          </table:table-cell>
          <table:table-cell table:number-columns-repeated="16377"/>
        </table:table-row>
        <table:table-row table:style-name="ro4">
          <table:table-cell/>
          <table:table-cell office:value-type="string" table:style-name="ce11">
            <text:p>J0(B)</text:p>
          </table:table-cell>
          <table:table-cell office:value-type="float" office:value="-47.16" table:style-name="ce12">
            <text:p>-47.16</text:p>
          </table:table-cell>
          <table:table-cell office:value-type="float" office:value="1.9230917289101583E-5" table:formula="of:=POWER(10;[.C38]/10)" table:style-name="ce13">
            <text:p>1.92E-05</text:p>
          </table:table-cell>
          <table:table-cell office:value-type="float" office:value="0.21147828130336915" table:formula="of:=SQRT([.D38]/[.$D$14])" table:style-name="ce14">
            <text:p>2.11E-01</text:p>
          </table:table-cell>
          <table:table-cell office:value-type="float" office:value="0.24593576444129961" table:formula="of:=ABS(BESSELJ([.D$2];[.A38]))" table:style-name="ce31">
            <text:p>2.46E-01</text:p>
          </table:table-cell>
          <table:table-cell office:value-type="percentage" office:value="0.162936273765629" table:formula="of:=([.F38]-[.E38])/[.E38]" table:style-name="ce29">
            <text:p>16.29%</text:p>
          </table:table-cell>
          <table:table-cell table:number-columns-repeated="16377"/>
        </table:table-row>
        <table:table-row table:style-name="ro4">
          <table:table-cell/>
          <table:table-cell office:value-type="string" table:style-name="ce15">
            <text:p>J1(B)</text:p>
          </table:table-cell>
          <table:table-cell office:value-type="float" office:value="-55.51" table:style-name="ce16">
            <text:p>-55.51</text:p>
          </table:table-cell>
          <table:table-cell office:value-type="float" office:value="2.8119008303989377E-6" table:formula="of:=POWER(10;[.C39]/10)" table:style-name="ce17">
            <text:p>2.81E-06</text:p>
          </table:table-cell>
          <table:table-cell office:value-type="float" office:value="8.0865964761089176E-2" table:formula="of:=SQRT([.D39]/[.$D$14])" table:style-name="ce18">
            <text:p>8.09E-02</text:p>
          </table:table-cell>
          <table:table-cell office:value-type="float" office:value="0.24593576444129961" table:formula="of:=ABS(BESSELJ([.D$2];[.A39]))" table:style-name="ce31">
            <text:p>2.46E-01</text:p>
          </table:table-cell>
          <table:table-cell office:value-type="percentage" office:value="2.0412765762195937" table:formula="of:=([.F39]-[.E39])/[.E39]" table:style-name="ce29">
            <text:p>204.13%</text:p>
          </table:table-cell>
          <table:table-cell table:number-columns-repeated="16377"/>
        </table:table-row>
        <table:table-row table:style-name="ro4">
          <table:table-cell/>
          <table:table-cell office:value-type="string" table:style-name="ce15">
            <text:p>j2(B)</text:p>
          </table:table-cell>
          <table:table-cell office:value-type="float" office:value="-48.3" table:style-name="ce16">
            <text:p>-48.3</text:p>
          </table:table-cell>
          <table:table-cell office:value-type="float" office:value="1.4791083881682046E-5" table:formula="of:=POWER(10;[.C40]/10)" table:style-name="ce17">
            <text:p>1.48E-05</text:p>
          </table:table-cell>
          <table:table-cell office:value-type="float" office:value="0.18546662635709915" table:formula="of:=SQRT([.D40]/[.$D$14])" table:style-name="ce18">
            <text:p>1.85E-01</text:p>
          </table:table-cell>
          <table:table-cell office:value-type="float" office:value="0.24593576444129961" table:formula="of:=ABS(BESSELJ([.D$2];[.A40]))" table:style-name="ce31">
            <text:p>2.46E-01</text:p>
          </table:table-cell>
          <table:table-cell office:value-type="percentage" office:value="0.32603783910843681" table:formula="of:=([.F40]-[.E40])/[.E40]" table:style-name="ce29">
            <text:p>32.60%</text:p>
          </table:table-cell>
          <table:table-cell table:number-columns-repeated="16377"/>
        </table:table-row>
        <table:table-row table:style-name="ro4">
          <table:table-cell/>
          <table:table-cell office:value-type="string" table:style-name="ce15">
            <text:p>j3(B)</text:p>
          </table:table-cell>
          <table:table-cell office:value-type="float" office:value="-48.85" table:style-name="ce16">
            <text:p>-48.85</text:p>
          </table:table-cell>
          <table:table-cell office:value-type="float" office:value="1.3031667784522977E-5" table:formula="of:=POWER(10;[.C41]/10)" table:style-name="ce17">
            <text:p>1.30E-05</text:p>
          </table:table-cell>
          <table:table-cell office:value-type="float" office:value="0.17408677189853752" table:formula="of:=SQRT([.D41]/[.$D$14])" table:style-name="ce18">
            <text:p>1.74E-01</text:p>
          </table:table-cell>
          <table:table-cell office:value-type="float" office:value="0.24593576444129961" table:formula="of:=ABS(BESSELJ([.D$2];[.A41]))" table:style-name="ce31">
            <text:p>2.46E-01</text:p>
          </table:table-cell>
          <table:table-cell office:value-type="percentage" office:value="0.41271942583114596" table:formula="of:=([.F41]-[.E41])/[.E41]" table:style-name="ce29">
            <text:p>41.27%</text:p>
          </table:table-cell>
          <table:table-cell table:number-columns-repeated="16377"/>
        </table:table-row>
        <table:table-row table:style-name="ro4">
          <table:table-cell/>
          <table:table-cell office:value-type="string" table:style-name="ce15">
            <text:p>j4(B)</text:p>
          </table:table-cell>
          <table:table-cell office:value-type="float" office:value="-56.57" table:style-name="ce16">
            <text:p>-56.57</text:p>
          </table:table-cell>
          <table:table-cell office:value-type="float" office:value="2.2029264630534546E-6" table:formula="of:=POWER(10;[.C42]/10)" table:style-name="ce17">
            <text:p>2.20E-06</text:p>
          </table:table-cell>
          <table:table-cell office:value-type="float" office:value="7.1575727714070309E-2" table:formula="of:=SQRT([.D42]/[.$D$14])" table:style-name="ce18">
            <text:p>7.16E-02</text:p>
          </table:table-cell>
          <table:table-cell office:value-type="float" office:value="0.24593576444129961" table:formula="of:=ABS(BESSELJ([.D$2];[.A42]))" table:style-name="ce31">
            <text:p>2.46E-01</text:p>
          </table:table-cell>
          <table:table-cell office:value-type="percentage" office:value="2.4360218512029705" table:formula="of:=([.F42]-[.E42])/[.E42]" table:style-name="ce29">
            <text:p>243.60%</text:p>
          </table:table-cell>
          <table:table-cell table:number-columns-repeated="16377"/>
        </table:table-row>
        <table:table-row table:style-name="ro4">
          <table:table-cell/>
          <table:table-cell office:value-type="string" table:style-name="ce15">
            <text:p>j5(B)</text:p>
          </table:table-cell>
          <table:table-cell office:value-type="float" office:value="-46.42" table:style-name="ce16">
            <text:p>-46.42</text:p>
          </table:table-cell>
          <table:table-cell office:value-type="float" office:value="2.2803420720004149E-5" table:formula="of:=POWER(10;[.C43]/10)" table:style-name="ce17">
            <text:p>2.28E-05</text:p>
          </table:table-cell>
          <table:table-cell office:value-type="float" office:value="0.2302850645976717" table:formula="of:=SQRT([.D43]/[.$D$14])" table:style-name="ce18">
            <text:p>2.30E-01</text:p>
          </table:table-cell>
          <table:table-cell office:value-type="float" office:value="0.24593576444129961" table:formula="of:=ABS(BESSELJ([.D$2];[.A43]))" table:style-name="ce31">
            <text:p>2.46E-01</text:p>
          </table:table-cell>
          <table:table-cell office:value-type="percentage" office:value="6.7962287832131277E-2" table:formula="of:=([.F43]-[.E43])/[.E43]" table:style-name="ce29">
            <text:p>6.80%</text:p>
          </table:table-cell>
          <table:table-cell table:number-columns-repeated="16377"/>
        </table:table-row>
        <table:table-row table:style-name="ro4">
          <table:table-cell/>
          <table:table-cell office:value-type="string" table:style-name="ce15">
            <text:p>j6(B)</text:p>
          </table:table-cell>
          <table:table-cell office:value-type="float" office:value="-49.49" table:style-name="ce16">
            <text:p>-49.49</text:p>
          </table:table-cell>
          <table:table-cell office:value-type="float" office:value="1.1246049739669264E-5" table:formula="of:=POWER(10;[.C44]/10)" table:style-name="ce17">
            <text:p>1.12E-05</text:p>
          </table:table-cell>
          <table:table-cell office:value-type="float" office:value="0.16172075947676748" table:formula="of:=SQRT([.D44]/[.$D$14])" table:style-name="ce18">
            <text:p>1.62E-01</text:p>
          </table:table-cell>
          <table:table-cell office:value-type="float" office:value="0.24593576444129961" table:formula="of:=ABS(BESSELJ([.D$2];[.A44]))" table:style-name="ce31">
            <text:p>2.46E-01</text:p>
          </table:table-cell>
          <table:table-cell office:value-type="percentage" office:value="0.52074331852634115" table:formula="of:=([.F44]-[.E44])/[.E44]" table:style-name="ce29">
            <text:p>52.07%</text:p>
          </table:table-cell>
          <table:table-cell table:number-columns-repeated="16377"/>
        </table:table-row>
        <table:table-row table:style-name="ro4">
          <table:table-cell/>
          <table:table-cell office:value-type="string" table:style-name="ce15">
            <text:p>j7(B)</text:p>
          </table:table-cell>
          <table:table-cell office:value-type="float" office:value="-60.94" table:style-name="ce16">
            <text:p>-60.94</text:p>
          </table:table-cell>
          <table:table-cell office:value-type="float" office:value="8.0537844119906692E-7" table:formula="of:=POWER(10;[.C45]/10)" table:style-name="ce17">
            <text:p>8.05E-07</text:p>
          </table:table-cell>
          <table:table-cell office:value-type="float" office:value="4.3277859455703185E-2" table:formula="of:=SQRT([.D45]/[.$D$14])" table:style-name="ce18">
            <text:p>4.33E-02</text:p>
          </table:table-cell>
          <table:table-cell office:value-type="float" office:value="0.24593576444129961" table:formula="of:=ABS(BESSELJ([.D$2];[.A45]))" table:style-name="ce31">
            <text:p>2.46E-01</text:p>
          </table:table-cell>
          <table:table-cell office:value-type="percentage" office:value="4.6827155394093793" table:formula="of:=([.F45]-[.E45])/[.E45]" table:style-name="ce29">
            <text:p>468.27%</text:p>
          </table:table-cell>
          <table:table-cell table:number-columns-repeated="16377"/>
        </table:table-row>
        <table:table-row table:style-name="ro4">
          <table:table-cell/>
          <table:table-cell office:value-type="string" table:style-name="ce15">
            <text:p>j8(B)</text:p>
          </table:table-cell>
          <table:table-cell office:value-type="float" office:value="-46.81" table:style-name="ce16">
            <text:p>-46.81</text:p>
          </table:table-cell>
          <table:table-cell office:value-type="float" office:value="2.084490883097288E-5" table:formula="of:=POWER(10;[.C46]/10)" table:style-name="ce17">
            <text:p>2.08E-05</text:p>
          </table:table-cell>
          <table:table-cell office:value-type="float" office:value="0.22017386803399991" table:formula="of:=SQRT([.D46]/[.$D$14])" table:style-name="ce18">
            <text:p>2.20E-01</text:p>
          </table:table-cell>
          <table:table-cell office:value-type="float" office:value="0.24593576444129961" table:formula="of:=ABS(BESSELJ([.D$2];[.A46]))" table:style-name="ce31">
            <text:p>2.46E-01</text:p>
          </table:table-cell>
          <table:table-cell office:value-type="percentage" office:value="0.11700705736487071" table:formula="of:=([.F46]-[.E46])/[.E46]" table:style-name="ce29">
            <text:p>11.70%</text:p>
          </table:table-cell>
          <table:table-cell table:number-columns-repeated="16377"/>
        </table:table-row>
        <table:table-row table:style-name="ro4">
          <table:table-cell/>
          <table:table-cell office:value-type="string" table:style-name="ce19">
            <text:p>j9(B)</text:p>
          </table:table-cell>
          <table:table-cell office:value-type="float" office:value="-44.46" table:style-name="ce20">
            <text:p>-44.46</text:p>
          </table:table-cell>
          <table:table-cell office:value-type="float" office:value="3.5809643710263568E-5" table:formula="of:=POWER(10;[.C47]/10)" table:style-name="ce21">
            <text:p>3.58E-05</text:p>
          </table:table-cell>
          <table:table-cell office:value-type="float" office:value="0.28857969642138631" table:formula="of:=SQRT([.D47]/[.$D$14])" table:style-name="ce22">
            <text:p>2.89E-01</text:p>
          </table:table-cell>
          <table:table-cell office:value-type="float" office:value="0.24593576444129961" table:formula="of:=ABS(BESSELJ([.D$2];[.A47]))" table:style-name="ce31">
            <text:p>2.46E-01</text:p>
          </table:table-cell>
          <table:table-cell office:value-type="percentage" office:value="-0.14777176810740594" table:formula="of:=([.F47]-[.E47])/[.E47]" table:style-name="ce29">
            <text:p>-14.78%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3">
            <text:p>Potencia total</text:p>
          </table:table-cell>
          <table:table-cell office:value-type="float" office:value="4.2999999999999999E-4" table:style-name="ce25">
            <text:p>4.30E-04</text:p>
          </table:table-cell>
          <table:table-cell office:value-type="string" table:style-name="ce23">
            <text:p>mW</text:p>
          </table:table-cell>
          <table:table-cell table:style-name="ce26"/>
          <table:table-cell table:number-columns-repeated="16378" table:style-name="ce1"/>
        </table:table-row>
        <table:table-row table:number-rows-repeated="2" table:style-name="ro1">
          <table:table-cell/>
          <table:table-cell table:style-name="ce3"/>
          <table:table-cell table:number-columns-repeated="16382"/>
        </table:table-row>
        <table:table-row table:style-name="ro1">
          <table:table-cell/>
          <table:table-cell table:style-name="ce3">
            <draw:frame draw:z-index="2" draw:id="id1" draw:style-name="a1" draw:name="Picture 2" svg:x="0.15625in" svg:y="0.03125in" svg:width="5.71875in" svg:height="3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945" table:style-name="ro1">
          <table:table-cell/>
          <table:table-cell table:style-name="ce3"/>
          <table:table-cell table:number-columns-repeated="16382"/>
        </table:table-row>
        <table:table-row table:number-rows-repeated="1047576" table:style-name="ro6">
          <table:table-cell table:number-columns-repeated="16384"/>
        </table:table-row>
        <table:table-row table:number-rows-repeated="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Docs-Cambria" svg:font-family="Docs-Cambria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983858267716536in" fo:margin-bottom="0.983858267716536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18</meta:generator>
    <dc:title/>
    <dc:description/>
    <dc:subject/>
    <meta:initial-creator/>
    <dc:creator/>
    <meta:creation-date>2024-11-29T22:04:35Z</meta:creation-date>
    <dc:date>2024-11-29T22:04:35Z</dc:date>
    <meta:editing-cycles>1</meta:editing-cycles>
  </office:meta>
</office:document-meta>
</file>